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P2" style:parent-style-name="Normal" style:family="paragraph">
      <style:paragraph-properties fo:margin-bottom="0.1388in" fo:line-height="115%"/>
    </style:style>
    <style:style style:name="T3" style:parent-style-name="DefaultParagraphFont" style:family="text">
      <style:text-properties style:font-name-asian="Calibri" style:font-name-complex="Calibri" fo:font-weight="bold" style:font-weight-asian="bold" fo:color="#FF0080"/>
    </style:style>
    <style:style style:name="P4" style:parent-style-name="Normal" style:family="paragraph">
      <style:paragraph-properties fo:margin-bottom="0.1388in" fo:line-height="115%"/>
    </style:style>
    <style:style style:name="T5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P6" style:parent-style-name="Normal" style:family="paragraph">
      <style:paragraph-properties fo:margin-bottom="0.1388in" fo:line-height="115%"/>
    </style:style>
    <style:style style:name="T7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P8" style:parent-style-name="Normal" style:family="paragraph">
      <style:paragraph-properties fo:margin-bottom="0.1388in" fo:line-height="115%"/>
    </style:style>
    <style:style style:name="T9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T10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P11" style:parent-style-name="Normal" style:family="paragraph">
      <style:paragraph-properties fo:margin-bottom="0.1388in" fo:line-height="115%"/>
    </style:style>
    <style:style style:name="T12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P13" style:parent-style-name="Normal" style:family="paragraph">
      <style:paragraph-properties fo:margin-bottom="0.1388in" fo:line-height="115%"/>
    </style:style>
    <style:style style:name="T14" style:parent-style-name="DefaultParagraphFont" style:family="text">
      <style:text-properties style:font-name-asian="Calibri" style:font-name-complex="Calibri" fo:font-weight="bold" style:font-weight-asian="bold" fo:color="#FF0080"/>
    </style:style>
    <style:style style:name="T15" style:parent-style-name="DefaultParagraphFont" style:family="text">
      <style:text-properties style:font-name-asian="Calibri" style:font-name-complex="Calibri" fo:font-weight="bold" style:font-weight-asian="bold" fo:color="#FF0080"/>
    </style:style>
    <style:style style:name="P16" style:parent-style-name="Normal" style:family="paragraph">
      <style:paragraph-properties fo:margin-bottom="0.1388in" fo:line-height="115%"/>
    </style:style>
    <style:style style:name="T17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P18" style:parent-style-name="Normal" style:family="paragraph">
      <style:paragraph-properties fo:margin-bottom="0.1388in" fo:line-height="115%"/>
    </style:style>
    <style:style style:name="T19" style:parent-style-name="DefaultParagraphFont" style:family="text">
      <style:text-properties style:font-name-asian="Calibri" style:font-name-complex="Calibri" fo:font-weight="bold" style:font-weight-asian="bold" fo:color="#FF0080"/>
    </style:style>
    <style:style style:name="P20" style:parent-style-name="Normal" style:family="paragraph">
      <style:paragraph-properties fo:margin-bottom="0.1388in" fo:line-height="115%"/>
    </style:style>
    <style:style style:name="T21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T22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P23" style:parent-style-name="Normal" style:family="paragraph">
      <style:paragraph-properties fo:margin-bottom="0.1388in" fo:line-height="115%"/>
    </style:style>
    <style:style style:name="T24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P25" style:parent-style-name="Normal" style:family="paragraph">
      <style:paragraph-properties fo:margin-bottom="0.1388in" fo:line-height="115%"/>
    </style:style>
    <style:style style:name="T26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T27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P28" style:parent-style-name="Normal" style:family="paragraph">
      <style:paragraph-properties fo:margin-bottom="0.1388in" fo:line-height="115%"/>
    </style:style>
    <style:style style:name="T29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P30" style:parent-style-name="Normal" style:family="paragraph">
      <style:paragraph-properties fo:margin-bottom="0.1388in" fo:line-height="115%"/>
    </style:style>
    <style:style style:name="T31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P32" style:parent-style-name="Normal" style:family="paragraph">
      <style:paragraph-properties fo:margin-bottom="0.1388in" fo:line-height="115%"/>
    </style:style>
    <style:style style:name="T33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T34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P35" style:parent-style-name="Normal" style:family="paragraph">
      <style:paragraph-properties fo:margin-bottom="0.1388in" fo:line-height="115%"/>
    </style:style>
    <style:style style:name="T36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T37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P38" style:parent-style-name="Normal" style:family="paragraph">
      <style:paragraph-properties fo:margin-bottom="0.1388in" fo:line-height="115%"/>
    </style:style>
    <style:style style:name="T39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P40" style:parent-style-name="Normal" style:family="paragraph">
      <style:paragraph-properties fo:margin-bottom="0.1388in" fo:line-height="115%"/>
    </style:style>
    <style:style style:name="T41" style:parent-style-name="DefaultParagraphFont" style:family="text">
      <style:text-properties style:font-name-asian="Calibri" style:font-name-complex="Calibri" fo:font-weight="bold" style:font-weight-asian="bold" fo:color="#FF0080"/>
    </style:style>
    <style:style style:name="P42" style:parent-style-name="Normal" style:family="paragraph">
      <style:paragraph-properties fo:margin-bottom="0.1388in" fo:line-height="115%"/>
    </style:style>
    <style:style style:name="T43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T44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T45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P46" style:parent-style-name="Normal" style:family="paragraph">
      <style:paragraph-properties fo:margin-bottom="0.1388in" fo:line-height="115%"/>
    </style:style>
    <style:style style:name="T47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P48" style:parent-style-name="Normal" style:family="paragraph">
      <style:paragraph-properties fo:margin-bottom="0.1388in" fo:line-height="115%"/>
    </style:style>
    <style:style style:name="T49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P50" style:parent-style-name="Normal" style:family="paragraph">
      <style:paragraph-properties fo:margin-bottom="0.1388in" fo:line-height="115%"/>
    </style:style>
    <style:style style:name="T51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T52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P53" style:parent-style-name="Normal" style:family="paragraph">
      <style:paragraph-properties fo:margin-bottom="0.1388in" fo:line-height="115%"/>
    </style:style>
    <style:style style:name="T54" style:parent-style-name="DefaultParagraphFont" style:family="text">
      <style:text-properties style:font-name-asian="Calibri" style:font-name-complex="Calibri" fo:font-weight="bold" style:font-weight-asian="bold" fo:color="#FF0080"/>
    </style:style>
    <style:style style:name="P55" style:parent-style-name="Normal" style:family="paragraph">
      <style:paragraph-properties fo:margin-bottom="0.1388in" fo:line-height="115%"/>
    </style:style>
    <style:style style:name="T56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T57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T58" style:parent-style-name="DefaultParagraphFont" style:family="text">
      <style:text-properties style:font-name-asian="Calibri" style:font-name-complex="Calibri" fo:font-weight="bold" style:font-weight-asian="bold" fo:color="#FF0080"/>
    </style:style>
    <style:style style:name="P59" style:parent-style-name="Normal" style:family="paragraph">
      <style:paragraph-properties fo:margin-bottom="0.1388in" fo:line-height="115%"/>
    </style:style>
    <style:style style:name="T60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P61" style:parent-style-name="Normal" style:family="paragraph">
      <style:paragraph-properties fo:margin-bottom="0.1388in" fo:line-height="115%"/>
    </style:style>
    <style:style style:name="T62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P63" style:parent-style-name="Normal" style:family="paragraph">
      <style:paragraph-properties fo:margin-bottom="0.1388in" fo:line-height="115%"/>
    </style:style>
    <style:style style:name="T64" style:parent-style-name="DefaultParagraphFont" style:family="text">
      <style:text-properties style:font-name-asian="Calibri" style:font-name-complex="Calibri" fo:font-weight="bold" style:font-weight-asian="bold" fo:color="#646B86"/>
    </style:style>
    <style:style style:name="P65" style:parent-style-name="Normal" style:family="paragraph">
      <style:paragraph-properties fo:margin-bottom="0.1388in" fo:line-height="115%"/>
    </style:style>
    <style:style style:name="P66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/>
      <text:p text:style-name="P2"><text:span text:style-name="T3">1) What is statistics?</text:span></text:p>
      <text:p text:style-name="P4"><text:span text:style-name="T5">Ans:Statistics is the science of collecting ,organizing,analysing ,presenting and interpreting numerical data to assist in making more effective decissions.</text:span></text:p>
      <text:p text:style-name="P6"><text:span text:style-name="T7"><text:s text:c="50"/>or</text:span></text:p>
      <text:p text:style-name="P8"><text:span text:style-name="T9">Statistics is the<text:s/></text:span><text:span text:style-name="T10">science of collecting, organizing, presenting, analyzing, and interpreting numerical data to assist in making more effective decisions.</text:span></text:p>
      <text:p text:style-name="P11"><text:span text:style-name="T12">what ever we are finding (mean,median,mode,standard deviation,variance) on samples is called as statistics</text:span></text:p>
      <text:p text:style-name="P13"><text:span text:style-name="T14">2) What is pa</text:span><text:span text:style-name="T15">rameter?</text:span></text:p>
      <text:p text:style-name="P16"><text:span text:style-name="T17">Ans:what ever we are finding (mean,median,mode,standard deviation,variance) on Population is called as Parameter</text:span></text:p>
      <text:p text:style-name="P18"><text:span text:style-name="T19">3) Central Limit Theorem?</text:span></text:p>
      <text:p text:style-name="P20"><text:span text:style-name="T21">Ans:The CLT states that if you take sufficiently large samples from a population, the sample means will be n</text:span><text:span text:style-name="T22">ormally distributed, even if the population itself isn’t normally distributed.</text:span></text:p>
      <text:p text:style-name="P23"><text:span text:style-name="T24">if the data does not follows normality then devide the data into Samples and Calculate those Samples Means and the distribution of these follows normality.</text:span></text:p>
      <text:p text:style-name="P25"><text:span text:style-name="T26">here Sample Means are</text:span><text:span text:style-name="T27"><text:s/>the Raw observations</text:span></text:p>
      <text:p text:style-name="P28"><text:span text:style-name="T29">if when we talk about only raw observations means here standard Deviation will occured.</text:span></text:p>
      <text:p text:style-name="P30"><text:span text:style-name="T31">if when we talk about only samples means observations Standard error will occured.</text:span></text:p>
      <text:p text:style-name="P32"><text:span text:style-name="T33">standard deviation means how much an observations deviating fro</text:span><text:span text:style-name="T34">m the mean and Standard error means how much sample means deviating from the mean.</text:span></text:p>
      <text:p text:style-name="P35"><text:span text:style-name="T36">CENTRAL LIMIT THEOREM If all samples of a particular size are selected from any population, the sampling distribution of the sample mean is approximately a normal distributi</text:span><text:span text:style-name="T37">on. This approximation improves with larger samples.</text:span></text:p>
      <text:p text:style-name="P38"><text:span text:style-name="T39">If the population follows a normal probability distribution, then for any sample size the sampling distribution of the sample mean will also be normal.</text:span></text:p>
      <text:p text:style-name="P40"><text:span text:style-name="T41">4) Point estimates?</text:span></text:p>
      <text:p text:style-name="P42"><text:span text:style-name="T43">Ans:A point estimate is a sing</text:span><text:span text:style-name="T44">le value (point) derived from a sample and used to<text:s/></text:span><text:span text:style-name="T45"><text:tab/>estimate a population value.</text:span></text:p>
      <text:p text:style-name="P46"><text:span text:style-name="T47">finding the population mean based on sample mean.</text:span></text:p>
      <text:p text:style-name="P48"><text:span text:style-name="T49">these point estimates or sample outputs might be equal or might not be <text:s/>equal.</text:span></text:p>
      <text:soft-page-break/>
      <text:p text:style-name="P50"><text:span text:style-name="T51">but our goal is to finding the population mean</text:span><text:span text:style-name="T52"><text:s/>based on the sample mean.</text:span></text:p>
      <text:p text:style-name="P53"><text:span text:style-name="T54">5) Interval estimates?</text:span></text:p>
      <text:p text:style-name="P55"><text:span text:style-name="T56">For a 95% confidence interval about 95% of the similarly constructed intervals will contain the parameter being estimated. <text:s/>Also 95% of the sample means for a specified sample size will lie within 1.96 stan</text:span><text:span text:style-name="T57">dard deviations of the hypothesized population</text:span><text:span text:style-name="T58">.</text:span></text:p>
      <text:p text:style-name="P59"><text:span text:style-name="T60">IE=PE-K*SE TO PE+K*SE</text:span></text:p>
      <text:p text:style-name="P61"><text:span text:style-name="T62">here PE Means Point estimation and K means the number of observations</text:span></text:p>
      <text:p text:style-name="P63"><text:span text:style-name="T64">here SE Means Standard Error.</text:span></text:p>
      <text:p text:style-name="P65"/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LL</meta:initial-creator>
    <dc:creator>DELL</dc:creator>
    <meta:creation-date>2024-03-30T07:02:00Z</meta:creation-date>
    <dc:date>2024-03-30T07:02:00Z</dc:date>
    <meta:template xlink:href="Normal" xlink:type="simple"/>
    <meta:editing-cycles>2</meta:editing-cycles>
    <meta:editing-duration>PT60S</meta:editing-duration>
    <meta:document-statistic meta:page-count="2" meta:paragraph-count="4" meta:word-count="368" meta:character-count="2467" meta:row-count="17" meta:non-whitespace-character-count="2103"/>
  </office:meta>
</office:document-meta>
</file>